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d7" draw:fill="solid" draw:fill-color="#ffffd7" draw:textarea-horizontal-align="justify" draw:textarea-vertical-align="top" draw:auto-grow-height="false" fo:min-height="2.924cm" fo:min-width="4.262cm"/>
      <style:paragraph-properties style:writing-mode="lr-tb"/>
    </style:style>
    <style:style style:name="gr2" style:family="graphic" style:parent-style-name="standard">
      <style:graphic-properties draw:fill-color="#ffffd7" draw:textarea-horizontal-align="justify" draw:textarea-vertical-align="top" draw:auto-grow-height="false" fo:min-height="3.242cm" fo:min-width="2.993cm"/>
      <style:paragraph-properties style:writing-mode="lr-tb"/>
    </style:style>
    <style:style style:name="gr3" style:family="graphic" style:parent-style-name="objectwithoutfill">
      <style:graphic-properties svg:stroke-width="0.035cm" draw:marker-start="Arrowheads_20_10" draw:marker-start-width="0.3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fill-color="#ffffd7" draw:textarea-horizontal-align="justify" draw:textarea-vertical-align="top" draw:auto-grow-height="false" fo:min-height="2.29cm" fo:min-width="6.485cm"/>
      <style:paragraph-properties style:writing-mode="lr-tb"/>
    </style:style>
    <style:style style:name="gr5" style:family="graphic" style:parent-style-name="objectwithoutfill">
      <style:graphic-properties draw:marker-start="Arrowheads_20_10" draw:marker-end="Arrowheads_20_3" draw:fill="none" draw:textarea-vertical-align="middle"/>
    </style:style>
    <style:style style:name="gr6" style:family="graphic" style:parent-style-name="standard">
      <style:graphic-properties draw:fill-color="#ffffd7" draw:textarea-horizontal-align="justify" draw:textarea-vertical-align="top" draw:auto-grow-height="false" fo:min-height="2.925cm" fo:min-width="6.802cm"/>
      <style:paragraph-properties style:writing-mode="lr-tb"/>
    </style:style>
    <style:style style:name="gr7" style:family="graphic" style:parent-style-name="standard">
      <style:graphic-properties draw:fill-color="#ffffd7" draw:textarea-horizontal-align="justify" draw:textarea-vertical-align="top" draw:auto-grow-height="false" fo:min-height="2.608cm" fo:min-width="5.532cm"/>
      <style:paragraph-properties style:writing-mode="lr-tb"/>
    </style:style>
    <style:style style:name="gr8" style:family="graphic" style:parent-style-name="objectwithoutfill">
      <style:graphic-properties svg:stroke-width="0.035cm" draw:marker-start="Arrowheads_20_10" draw:marker-start-width="0.252cm" draw:marker-end="Arrowheads_20_10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fill-color="#ffffd7" draw:textarea-horizontal-align="justify" draw:textarea-vertical-align="top" draw:auto-grow-height="false" fo:min-height="2.29cm" fo:min-width="5.85cm"/>
      <style:paragraph-properties style:writing-mode="lr-tb"/>
    </style:style>
    <style:style style:name="gr10" style:family="graphic" style:parent-style-name="objectwithoutfill">
      <style:graphic-properties draw:marker-start="Arrowheads_20_10" draw:marker-end="Arrowheads_20_10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d7"/>
      <style:paragraph-properties fo:text-align="start"/>
    </style:style>
    <style:style style:name="P3" style:family="paragraph">
      <style:paragraph-properties fo:text-align="start"/>
      <style:text-properties style:text-underline-style="solid" style:text-underline-width="auto" style:text-underline-color="font-color"/>
    </style:style>
    <style:style style:name="P4" style:family="paragraph">
      <loext:graphic-properties draw:fill-color="#ffffd7"/>
      <style:paragraph-properties fo:text-align="start"/>
      <style:text-properties style:text-underline-style="solid" style:text-underline-width="auto" style:text-und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  <style:text-properties fo:font-weight="bold" style:font-weight-asian="bold" style:font-weight-complex="bold"/>
    </style:style>
    <style:style style:name="P7" style:family="paragraph">
      <loext:graphic-properties draw:fill-color="#ffffd7"/>
      <style:paragraph-properties fo:text-align="start"/>
      <style:text-properties fo:font-weight="bold" style:font-weight-asian="bold" style:font-weight-complex="bold"/>
    </style:style>
    <style:style style:name="P8" style:family="paragraph">
      <loext:graphic-properties draw:fill-color="#ffffd7"/>
      <style:paragraph-properties fo:text-align="start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fo:font-size="12pt" style:text-underline-style="none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762cm" svg:height="3.174cm" svg:x="1.635cm" svg:y="1.617cm">
          <text:p text:style-name="P1"><text:span text:style-name="T1">user</text:span></text:p>
          <text:p text:style-name="P1"><text:span text:style-name="T2">id: pk</text:span></text:p>
          <text:p text:style-name="P1"><text:span text:style-name="T2">name: fk</text:span></text:p>
          <text:p text:style-name="P1"><text:span text:style-name="T2">username: string</text:span></text:p>
          <text:p text:style-name="P1"><text:span text:style-name="T2"/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3.493cm" svg:height="3.492cm" svg:x="2.27cm" svg:y="8.303cm">
          <text:p text:style-name="P3"><text:span text:style-name="T1">story</text:span></text:p>
          <text:p text:style-name="P3"><text:span text:style-name="T3">id: pk</text:span></text:p>
          <text:p text:style-name="P3"><text:span text:style-name="T3">user: fk</text:span></text:p>
          <text:p text:style-name="P3"><text:span text:style-name="T3">name: string</text:span></text:p>
          <text:p text:style-name="P3"><text:span text:style-name="T3"/></text:p>
          <text:p text:style-name="P3"><text:span text:style-name="T4"/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4.016cm" svg:y1="4.791cm" svg:x2="4.016cm" svg:y2="8.303cm" draw:start-shape="id1" draw:start-glue-point="2" draw:end-shape="id2" svg:d="M4016 4791v3512" svg:viewBox="0 0 1 3513">
          <text:p/>
        </draw:connector>
        <draw:custom-shape draw:style-name="gr4" draw:text-style-name="P7" xml:id="id3" draw:id="id3" draw:layer="layout" svg:width="6.985cm" svg:height="2.54cm" svg:x="9.255cm" svg:y="8.77cm">
          <text:p text:style-name="P6"><text:span text:style-name="T5">frame</text:span></text:p>
          <text:p text:style-name="P6"><text:span text:style-name="T6">id: pk</text:span></text:p>
          <text:p text:style-name="P6"><text:span text:style-name="T6">story: fk</text:span></text:p>
          <text:p text:style-name="P6"><text:span text:style-name="T6">order: number, unique per frame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svg:x1="5.763cm" svg:y1="10.049cm" svg:x2="9.255cm" svg:y2="10.04cm" draw:start-shape="id2" draw:start-glue-point="1" draw:end-shape="id3" draw:end-glue-point="3" svg:d="M5763 10049c2617 0 872-9 3492-9" svg:viewBox="0 0 3493 10">
          <text:p/>
        </draw:connector>
        <draw:custom-shape draw:style-name="gr6" draw:text-style-name="P7" xml:id="id4" draw:id="id4" draw:layer="layout" svg:width="7.302cm" svg:height="3.175cm" svg:x="9.128cm" svg:y="14.97cm">
          <text:p text:style-name="P1"><text:span text:style-name="T5">layer</text:span></text:p>
          <text:p text:style-name="P1"><text:span text:style-name="T6">id: pk</text:span></text:p>
          <text:p text:style-name="P1"><text:span text:style-name="T6">frame: fk</text:span></text:p>
          <text:p text:style-name="P1"><text:span text:style-name="T6">image: fk</text:span></text:p>
          <text:p text:style-name="P1"><text:span text:style-name="T6">order: number, unique per frame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svg:x1="12.747cm" svg:y1="11.31cm" svg:x2="12.779cm" svg:y2="14.97cm" draw:start-shape="id3" draw:start-glue-point="2" draw:end-shape="id4" draw:end-glue-point="0" svg:d="M12747 11310c0 2745 32 915 32 3660" svg:viewBox="0 0 33 3661">
          <text:p/>
        </draw:connector>
        <draw:custom-shape draw:style-name="gr7" draw:text-style-name="P7" xml:id="id5" draw:id="id5" draw:layer="layout" svg:width="6.032cm" svg:height="2.858cm" svg:x="12.112cm" svg:y="1.762cm">
          <text:p text:style-name="P6"><text:span text:style-name="T5">name</text:span></text:p>
          <text:p text:style-name="P6"><text:span text:style-name="T6">id: pk</text:span></text:p>
          <text:p text:style-name="P6"><text:span text:style-name="T6">first_name: string</text:span></text:p>
          <text:p text:style-name="P6"><text:span text:style-name="T6">last_name: string</text:span></text:p>
          <text:p text:style-name="P6"><text:span text:style-name="T6"/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curve" svg:x1="6.397cm" svg:y1="3.204cm" svg:x2="12.112cm" svg:y2="3.191cm" draw:start-shape="id1" draw:start-glue-point="1" draw:end-shape="id5" draw:end-glue-point="3" svg:d="M6397 3204c4287 0 1430-13 5715-13" svg:viewBox="0 0 5716 14">
          <text:p/>
        </draw:connector>
        <draw:custom-shape draw:style-name="gr9" draw:text-style-name="P8" xml:id="id6" draw:id="id6" draw:layer="layout" svg:width="6.35cm" svg:height="2.54cm" svg:x="1.635cm" svg:y="18.145cm">
          <text:p text:style-name="P1"><text:span text:style-name="T5">image</text:span></text:p>
          <text:p text:style-name="P1"><text:span text:style-name="T7">id: pk</text:span></text:p>
          <text:p text:style-name="P1"><text:span text:style-name="T7">data: bytes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curve" svg:x1="9.128cm" svg:y1="16.557cm" svg:x2="4.81cm" svg:y2="18.145cm" draw:start-shape="id4" draw:start-glue-point="3" draw:end-shape="id6" draw:end-glue-point="0" svg:d="M9128 16557c-2879 0-4318 529-4318 1588" svg:viewBox="0 0 4319 158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-19 -40 38 40" svg:d="M0 0h1v-40h-2v40zM1 0h-20v-2h20zM-1 0h20v-2h-20zM1-18h-20v-2h20zM-1-18h20v-2h-20z"/>
    <draw:marker draw:name="Arrowheads_20_3" draw:display-name="Arrowheads 3" svg:viewBox="-1500 -4500 3000 6001" svg:d="M-1500 0c0-263 69-522 201-749 132-229 321-418 549-550 228-131 487-201 750-201s522 70 750 201c228 132 417 321 549 549 132 229 201 487 201 750 0 264-69 522-201 750-132 229-321 418-549 550-228 131-487 201-750 201s-522-70-750-201c-228-132-417-321-549-549s-201-487-201-750zM-1350 0c0-237 62-469 181-674 118-206 289-376 494-495 205-118 438-181 675-181s470 63 675 181c205 119 376 289 494 494 119 206 181 439 181 675 0 237-62 470-181 675-118 206-289 376-494 495-205 118-438 181-675 181s-470-63-675-181c-205-119-376-289-494-494-119-206-181-438-181-675zM0-1500l1500-2789v-211h-114l-1286 2392v-2392h-200v2392l-1286-2392h-114v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03T16:39:34.528275850</meta:creation-date>
    <dc:date>2022-10-04T10:04:31.253450315</dc:date>
    <meta:editing-duration>PT21M22S</meta:editing-duration>
    <meta:editing-cycles>4</meta:editing-cycles>
    <meta:generator>LibreOffice/7.0.4.2$Linux_AARCH64 LibreOffice_project/00$Build-2</meta:generator>
    <meta:document-statistic meta:object-count="11"/>
  </office:meta>
</office:document-meta>
</file>